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ERN, June 30th, 2016<text:line-break/>BEACH 2016 Conference Proceedings<text:line-break/>Dear Biplab,<text:line-break/>I hope you had a nice time at the Conference and that you had a nice trip home. <text:line-break/>Here the information necessary to prepare your contribution to the Conference Proceedings.<text:line-break/>Your contribution to the Proceedings will be 6 pages long and this must include all (front page, name of authors, figures, references etc.), please stay in the number of pages allocated to you.  <text:line-break/>The Proceedings will be published as Open Access in the IOP Conference Series after having been reviewed/refereed; the Proceedings are indexed.<text:line-break/>With everybody cooperation we will publish the proceedings on-line before the end of 2016; a soft-cover book copy of the Proceedings will also be printed and will be shipped to all participants at the address left with the Conference; you will receive it in the first months of 2017. Check your permanent address and if you desire to modify it please let Phil or me know.<text:line-break/>TECHNICAL INFORMATION<text:line-break/>FORMAT:<text:line-break/>The file you will submit will be a .pdf file, the paper size should be A4. Details that are more technical are available at </text:span><text:a xlink:type="simple" xlink:href="https://mmm.cern.ch/owa/redir.aspx?C=GmG43Q-XlECrXsHtMq3nGWf1Vs2GsdMIaKwhpN9Ellh1jM7fXngVmVcqHYbAtfN2fn7Wp76mCsU.&amp;URL=http%3A%2F%2Fcms.iopscience.iop.org%2Falfresco%2Fd%2Fd%2Fworkspace%2FSpacesStore%2Fac424614-d325-11e0-adda-5d01ae4695ed%2Fsimpleinstructions.pdf" office:target-frame-name="_blank" xlink:show="new" text:style-name="Internet_20_link" text:visited-style-name="Visited_20_Internet_20_Link"><text:span text:style-name="T1">http://cms.iopscience.iop.org/alfresco/d/d/workspace/SpacesStore/ac424614-d325-11e0-adda-5d01ae4695ed/simpleinstructions.pdf</text:span></text:a><text:span text:style-name="T1"> <text:line-break/>Templates are available there both for LaTeX and Word and more details may also be found on the IOP website.<text:line-break/>Since plots and figures are a help to the reader you should try your best to provide them to us with a quality appropriate for proper printing and that they will be readable when reduced to the size of the printed version: please ensure that the fonts you use are sufficiently large to be readable.<text:line-break/>Please write your contribution in good English; if you have problems we suggest that you ask a colleague of yours to check your write-up.<text:line-break/>For any question technical and not please do not hesitate to write me marco.bozzo@cern.ch <text:line-break/>DEADLINE:<text:line-break/>I need to receive your manuscript by the end of August 2016.  In fact to obtain indexing (as mentioned) your paper has to be reviewed before being accepted for publication (and this has to be done even if you had to go through a similar procedure within your collaboration/group).<text:line-break/>SUBMISSION:<text:line-break/>You will submit your paper to me by E-mail, and I will acknowledge proper receipt of it. The file name that you will submit must contain, among other characters, your last name (ex. Beach2016-bozzo-xxx.pdf)<text:line-break/>I hope to hear from you by the end of August, best regards,<text:line-break/><text:line-break/>Marco Bozzo,  BEACH 2016 Proceedings Editor <text:line-break/>UNIGE dip di Fisica<text:line-break/>INFN Sezione di Genova<text:line-break/>Via Dodecaneso 33<text:line-break/>16146 - GENOVA (Italy)<text:line-break/>+39 010 353 6375</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S</meta:editing-duration>
    <meta:editing-cycles>3</meta:editing-cycles>
    <meta:generator>LibreOffice/5.1.2.2$Windows_x86 LibreOffice_project/d3bf12ecb743fc0d20e0be0c58ca359301eb705f</meta:generator>
    <dc:date>2016-07-15T00:16:50.147000000</dc:date>
    <meta:document-statistic meta:table-count="0" meta:image-count="0" meta:object-count="0" meta:page-count="1" meta:paragraph-count="1" meta:word-count="424" meta:character-count="2587" meta:non-whitespace-character-count="2154"/>
    <meta:user-defined meta:name="Info 1"/>
    <meta:user-defined meta:name="Info 2"/>
    <meta:user-defined meta:name="Info 3"/>
    <meta:user-defined meta:name="Info 4"/>
  </office:meta>
</office:document-meta>
</file>